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Noto Sans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2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439cm"/>
    </style:style>
    <style:style style:name="gr4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46cm"/>
    </style:style>
    <style:style style:name="gr6" style:family="graphic" style:parent-style-name="standard">
      <style:graphic-properties draw:stroke="none" svg:stroke-color="#000000" draw:fill="none" draw:fill-color="#ffffff" fo:min-height="0.545cm"/>
    </style:style>
    <style:style style:name="gr7" style:family="graphic" style:parent-style-name="standard">
      <style:graphic-properties draw:stroke="none" svg:stroke-color="#000000" draw:fill="none" draw:fill-color="#ffffff" fo:min-height="0.446cm"/>
    </style:style>
    <style:style style:name="gr8" style:family="graphic" style:parent-style-name="standard">
      <style:graphic-properties draw:fill-color="#476042" draw:textarea-horizontal-align="justify" draw:textarea-vertical-align="middle" draw:auto-grow-height="false" fo:min-height="0.345cm" fo:min-width="1.313cm"/>
    </style:style>
    <style:style style:name="gr9" style:family="graphic" style:parent-style-name="objectwithoutfill">
      <style:graphic-properties svg:stroke-width="0.1cm" svg:stroke-color="#476042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17c0b"/>
      <style:paragraph-properties fo:text-align="center"/>
      <style:text-properties fo:color="#000000" fo:font-size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6" style:family="paragraph">
      <loext:graphic-properties draw:fill-color="#476042"/>
      <style:paragraph-properties fo:text-align="center"/>
      <style:text-properties fo:color="#ffd320"/>
    </style:style>
    <style:style style:name="T1" style:family="text">
      <style:text-properties fo:color="#000000" fo:font-size="9pt"/>
    </style:style>
    <style:style style:name="T2" style:family="text">
      <style:text-properties fo:color="#000000" fo:font-size="9pt" fo:font-style="normal" fo:font-weight="normal" style:font-size-asian="18pt" style:font-size-complex="18pt"/>
    </style:style>
    <style:style style:name="T3" style:family="text">
      <style:text-properties fo:color="#000000" style:text-position="-33% 58%" fo:font-size="9pt" fo:font-style="normal" fo:font-weight="normal" style:font-size-asian="18pt" style:font-size-complex="18pt"/>
    </style:style>
    <style:style style:name="T4" style:family="text">
      <style:text-properties fo:color="#666666" style:text-position="0% 100%" fo:font-size="9pt" fo:font-weight="bold" style:font-size-asian="18pt" style:font-size-complex="18pt"/>
    </style:style>
    <style:style style:name="T5" style:family="text">
      <style:text-properties fo:color="#666666" style:text-position="-33% 58%" fo:font-size="9pt" fo:font-weight="bold" style:font-size-asian="18pt" style:font-size-complex="18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text-position="0% 100%" style:font-name="Liberation Sans" fo:font-size="9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text-position="-33% 58%" style:font-name="Liberation Sans" fo:font-size="9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text-position="0% 100%" fo:font-size="9pt" fo:font-style="normal" fo:text-shadow="none" style:text-underline-style="none" fo:font-weight="bold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style:text-outline="false" style:text-line-through-style="none" style:text-line-through-type="none" style:text-position="-33% 58%" fo:font-size="9pt" fo:font-style="normal" fo:text-shadow="none" style:text-underline-style="none" fo:font-weight="bold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style:text-outline="false" style:text-line-through-style="none" style:text-line-through-type="none" style:text-position="0% 100%" style:font-name="Liberation Sans1" fo:font-size="9pt" fo:font-style="normal" fo:text-shadow="none" style:text-underline-style="none" fo:font-weight="bold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6666" style:text-position="0% 100%" style:font-name="Liberation Sans1" fo:font-size="9pt" fo:font-weight="bold" style:font-name-asian="Liberation Sans1" style:font-size-asian="18pt" style:font-name-complex="Liberation Sans1" style:font-size-complex="18pt"/>
    </style:style>
    <style:style style:name="T12" style:family="text">
      <style:text-properties fo:color="#666666" style:text-position="-33% 58%" style:font-name="Liberation Sans1" fo:font-size="9pt" fo:font-weight="bold" style:font-name-asian="Liberation Sans1" style:font-size-asian="18pt" style:font-name-complex="Liberation Sans1" style:font-size-complex="18pt"/>
    </style:style>
    <style:style style:name="T13" style:family="text">
      <style:text-properties fo:color="#ffd320" style:text-position="0% 100%" fo:font-size="9pt" fo:font-weight="bold" style:font-size-asian="18pt" style:font-size-complex="18pt"/>
    </style:style>
    <style:style style:name="T14" style:family="text">
      <style:text-properties fo:color="#ffd320" style:text-position="-33% 58%" fo:font-size="9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94cm" svg:height="0.794cm" svg:x="9.113cm" svg:y="3.64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957cm" svg:y1="3.016cm" svg:x2="9.119cm" svg:y2="4.075cm">
          <text:p/>
        </draw:line>
        <draw:g>
          <draw:custom-shape draw:style-name="gr1" draw:text-style-name="P4" draw:layer="layout" svg:width="0.794cm" svg:height="0.794cm" svg:x="5.174cm" svg:y="2.646cm">
            <text:p text:style-name="P1"><text:span text:style-name="T2">i</text:span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573cm" svg:y1="3.079cm" svg:x2="5.197cm" svg:y2="3.059cm">
            <text:p/>
          </draw:line>
          <draw:frame draw:style-name="gr3" draw:text-style-name="P5" draw:layer="layout" svg:width="1.138cm" svg:height="0.689cm" svg:x="3.783cm" svg:y="2.536cm">
            <draw:text-box>
              <text:p><text:span text:style-name="T4">x</text:span><text:span text:style-name="T5">1</text:span></text:p>
            </draw:text-box>
          </draw:frame>
        </draw:g>
        <draw:line draw:style-name="gr2" draw:text-style-name="P3" draw:layer="layout" svg:x1="9.931cm" svg:y1="4.036cm" svg:x2="12.181cm" svg:y2="4.061cm">
          <text:p/>
        </draw:line>
        <draw:g>
          <draw:custom-shape draw:style-name="gr1" draw:text-style-name="P4" draw:layer="layout" svg:width="0.794cm" svg:height="0.794cm" svg:x="5.174cm" svg:y="4.82cm">
            <text:p text:style-name="P1"><text:span text:style-name="T2">i</text:span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573cm" svg:y1="5.279cm" svg:x2="5.197cm" svg:y2="5.259cm">
            <text:p/>
          </draw:line>
          <draw:frame draw:style-name="gr3" draw:text-style-name="P5" draw:layer="layout" svg:width="1.138cm" svg:height="0.689cm" svg:x="3.783cm" svg:y="4.74cm">
            <draw:text-box>
              <text:p><text:span text:style-name="T4">x</text:span><text:span text:style-name="T5">2</text:span></text:p>
            </draw:text-box>
          </draw:frame>
        </draw:g>
        <draw:line draw:style-name="gr2" draw:text-style-name="P3" draw:layer="layout" svg:x1="5.957cm" svg:y1="3.016cm" svg:x2="9.119cm" svg:y2="4.075cm">
          <text:p/>
        </draw:line>
        <draw:line draw:style-name="gr4" draw:text-style-name="P3" draw:layer="layout" svg:x1="5.941cm" svg:y1="5.172cm" svg:x2="9.103cm" svg:y2="4.113cm">
          <text:p/>
        </draw:line>
        <draw:frame draw:style-name="gr5" draw:text-style-name="P5" draw:layer="layout" svg:width="1.856cm" svg:height="0.71cm" svg:x="10.11cm" svg:y="3.574cm">
          <draw:text-box>
            <text:p><text:span text:style-name="T4">o = 0.92</text:span></text:p>
          </draw:text-box>
        </draw:frame>
        <draw:frame draw:style-name="gr6" draw:text-style-name="P5" xml:id="id2" draw:id="id2" draw:layer="layout" svg:width="2.474cm" svg:height="0.795cm" svg:x="6.679cm" svg:y="2.816cm">
          <draw:text-box>
            <text:p><text:span text:style-name="T6">w</text:span><text:span text:style-name="T7">1 </text:span><text:span text:style-name="T6">= </text:span><text:span text:style-name="T8">w</text:span><text:span text:style-name="T9">1 </text:span><text:span text:style-name="T8">+ </text:span><text:span text:style-name="T10">Δ</text:span><text:span text:style-name="T11">w</text:span><text:span text:style-name="T12">1</text:span></text:p>
          </draw:text-box>
        </draw:frame>
        <draw:frame draw:style-name="gr7" draw:text-style-name="P5" xml:id="id3" draw:id="id3" draw:layer="layout" svg:width="2.374cm" svg:height="0.696cm" svg:x="6.679cm" svg:y="4.746cm">
          <draw:text-box>
            <text:p><text:span text:style-name="T6">w</text:span><text:span text:style-name="T7">2 </text:span><text:span text:style-name="T6">= </text:span><text:span text:style-name="T6">w</text:span><text:span text:style-name="T7">2</text:span><text:span text:style-name="T8">+ </text:span><text:span text:style-name="T10">Δ</text:span><text:span text:style-name="T6">w</text:span><text:span text:style-name="T7">2</text:span></text:p>
          </draw:text-box>
        </draw:frame>
        <draw:custom-shape draw:style-name="gr8" draw:text-style-name="P6" xml:id="id1" draw:id="id1" draw:layer="layout" svg:width="1.813cm" svg:height="0.595cm" svg:x="13.214cm" svg:y="3.649cm">
          <text:p><text:span text:style-name="T13">e</text:span><text:span text:style-name="T14"> </text:span><text:span text:style-name="T13"><text:s/>= t</text:span><text:span text:style-name="T13"> <text:s/>- <text:s/>o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4.12cm" svg:y1="3.649cm" svg:x2="7.916cm" svg:y2="2.816cm" draw:start-shape="id1" draw:start-glue-point="0" draw:end-shape="id2" draw:end-glue-point="0" svg:d="M14120 3649c0-1999-6204-1583-6204-833" svg:viewBox="0 0 6205 1454">
          <text:p/>
        </draw:connector>
        <draw:connector draw:style-name="gr9" draw:text-style-name="P3" draw:layer="layout" draw:type="curve" svg:x1="14.12cm" svg:y1="4.244cm" svg:x2="7.866cm" svg:y2="5.442cm" draw:start-shape="id1" draw:end-shape="id3" draw:end-glue-point="2" svg:d="M14120 4244c0 2547-6254 1948-6254 1198" svg:viewBox="0 0 6255 18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Noto Sans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20-02-21T19:03:14.123336404</dc:date>
    <meta:editing-duration>PT1H22M34S</meta:editing-duration>
    <meta:editing-cycles>10</meta:editing-cycles>
    <meta:generator>LibreOffice/6.0.7.3$Linux_X86_64 LibreOffice_project/00m0$Build-3</meta:generator>
    <meta:document-statistic meta:object-count="19"/>
  </office:meta>
</office:document-meta>
</file>